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95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2.33cm"/>
    </style:style>
    <style:style style:name="co5" style:family="table-column">
      <style:table-column-properties fo:break-before="auto" style:column-width="5.477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3.20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ta1" style:family="table" style:master-page-name="PageStyle_5f_Tabell1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Tabell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calcext:value-type="string">
            <text:p>Mouser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</text:p>
          </table:table-cell>
          <table:table-cell table:style-name="ce1" office:value-type="string" calcext:value-type="string">
            <text:p>Label on the Schematic/PCB</text:p>
          </table:table-cell>
          <table:table-cell table:style-name="ce1" office:value-type="string" calcext:value-type="string">
            <text:p>Comment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>
            <text:p>511-STM32F405RGT6</text:p>
          </table:table-cell>
          <table:table-cell table:style-name="ce2" office:value-type="string" calcext:value-type="string">
            <text:p>STM32F4 MCU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1</text:p>
          </table:table-cell>
          <table:table-cell table:style-name="ce5"/>
          <table:table-cell table:number-columns-repeated="251"/>
        </table:table-row>
        <table:table-row table:style-name="ro2">
          <table:table-cell table:style-name="ce3" office:value-type="string" calcext:value-type="string">
            <text:p>579-TC2117-3.3VDBTR</text:p>
          </table:table-cell>
          <table:table-cell office:value-type="string" calcext:value-type="string">
            <text:p>V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595-DRV8302DCA</text:p>
          </table:table-cell>
          <table:table-cell office:value-type="string" calcext:value-type="string">
            <text:p>MOSFET D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595-SN65HVD232DR</text:p>
          </table:table-cell>
          <table:table-cell office:value-type="string" calcext:value-type="string">
            <text:p>CAN Transce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0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926-LM73CIMK-0/NOPB</text:p>
          </table:table-cell>
          <table:table-cell office:value-type="string" calcext:value-type="string">
            <text:p>Temp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01</text:p>
          </table:table-cell>
          <table:table-cell table:style-name="ce3" office:value-type="string" calcext:value-type="string">
            <text:p>Only on REV 4.5. Rev 4.6 uses an <text:s/>NTC ressitor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1-NCP18XH103F03RB </text:p>
          </table:table-cell>
          <table:table-cell office:value-type="string" calcext:value-type="string">
            <text:p>NTC resistor (temp senso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style-name="ce3" office:value-type="string" calcext:value-type="string">
            <text:p>Rev 4.6 and onwards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652-SDR0805-220ML</text:p>
          </table:table-cell>
          <table:table-cell office:value-type="string" calcext:value-type="string">
            <text:p>Power I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798-UX60R-MB-5ST</text:p>
          </table:table-cell>
          <table:table-cell office:value-type="string" calcext:value-type="string">
            <text:p>Mini-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5-ABM3B-8.0-10-1UT</text:p>
          </table:table-cell>
          <table:table-cell office:value-type="string" calcext:value-type="string">
            <text:p>Crystal 8MHz, 10P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942-IRFS3006-7PPBF </text:p>
          </table:table-cell>
          <table:table-cell office:value-type="string" calcext:value-type="string">
            <text:p>MOSFET 60V 24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-Q6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71-WSLP27261L000FEA</text:p>
          </table:table-cell>
          <table:table-cell office:value-type="string" calcext:value-type="string">
            <text:p>Shunt 1m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3,R54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576-SMAJ5.0A</text:p>
          </table:table-cell>
          <table:table-cell office:value-type="string" calcext:value-type="string">
            <text:p>TVS diode 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table:style-name="ce4" office:value-type="string" calcext:value-type="string">
            <text:p>Rev 4.7 and onwards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771-PMEG6020ER-115</text:p>
          </table:table-cell>
          <table:table-cell office:value-type="string" calcext:value-type="string">
            <text:p>Shottky 60V 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table:style-name="ce4" office:value-type="string" calcext:value-type="string">
            <text:p>Voltage and current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581-TPSB107K006R0400</text:p>
          </table:table-cell>
          <table:table-cell office:value-type="string" calcext:value-type="string">
            <text:p>CAP 100u, 6.3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5,C33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963-UMK316BBJ106ML-T</text:p>
          </table:table-cell>
          <table:table-cell office:value-type="string" calcext:value-type="string">
            <text:p>CAP 10u, 50V, 1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,C8,C9,C39,C40,C43,C44,C49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10-CGA9P3X7S2A156M</text:p>
          </table:table-cell>
          <table:table-cell office:value-type="string" calcext:value-type="string">
            <text:p>CAP 15u, 100V, 2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7,C51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581-06035C104JAT2A</text:p>
          </table:table-cell>
          <table:table-cell office:value-type="string" calcext:value-type="string">
            <text:p>CAP 100n, 50V, 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,C3,C27,C32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0-C0805C224K5</text:p>
          </table:table-cell>
          <table:table-cell office:value-type="string" calcext:value-type="string">
            <text:p>CAP 220n, 25V, 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8,C29,C30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10-C1608X5R1C225M</text:p>
          </table:table-cell>
          <table:table-cell office:value-type="string" calcext:value-type="string">
            <text:p>CAP 2.2u, 16V, 0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24,C10,C11,C12,C13,C14,C16,C17,C20,C31,C35,C41,C52,C401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77-VJ0805V225MXJTBC</text:p>
          </table:table-cell>
          <table:table-cell office:value-type="string" calcext:value-type="string">
            <text:p>CAP 2.2u, 16V, 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8,C23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?? ebay</text:p>
          </table:table-cell>
          <table:table-cell office:value-type="string" calcext:value-type="string">
            <text:p>Micro-JST 6PIN 2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1,P2,P3</text:p>
          </table:table-cell>
          <table:table-cell table:style-name="ce6" table:formula="of:=HYPERLINK(&quot;http://www.ebay.com/sch/i.html?_trksid=p2054436.m570.l1313.TR0.TRC0.Xjst+6+pin+2.0&amp;_nkw=jst+6+pin+2.0&amp;_sacat=0&amp;_from=R40&quot;;&quot;Can be found on ebay&quot;)" office:value-type="string" office:string-value="Can be found on ebay" calcext:value-type="string">
            <text:p>Can be found on ebay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?? ebay</text:p>
          </table:table-cell>
          <table:table-cell office:value-type="string" calcext:value-type="string">
            <text:p>Micro-JST 4PIN 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1</text:p>
          </table:table-cell>
          <table:table-cell table:style-name="ce7" table:formula="of:=HYPERLINK(&quot;http://www.ebay.com/sch/i.html?_from=R40&amp;_trksid=p2050601.m570.l1313.TR0.TRC0.H0.Xjst+4+pin+2.0&amp;_nkw=jst+4+pin+2.0&amp;_sacat=0&quot;;&quot;Can be found on ebay&quot;)" office:value-type="string" office:string-value="Can be found on ebay" calcext:value-type="string">
            <text:p>Can be found on ebay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1-GRM39X472J50D</text:p>
          </table:table-cell>
          <table:table-cell office:value-type="string" calcext:value-type="string">
            <text:p>CAP 4.7n, 50V, 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4-C7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81-GRM39X222J50D</text:p>
          </table:table-cell>
          <table:table-cell office:value-type="string" calcext:value-type="string">
            <text:p>CAP 2.2n, 50V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4, C36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GRM1885C2A150JA01</text:p>
          </table:table-cell>
          <table:table-cell office:value-type="string" calcext:value-type="string">
            <text:p>CAP 15p, 100V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5,C38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GRM39C121J50</text:p>
          </table:table-cell>
          <table:table-cell office:value-type="string" calcext:value-type="string">
            <text:p>CAP 120p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GRM18R71H682KA01J</text:p>
          </table:table-cell>
          <table:table-cell office:value-type="string" calcext:value-type="string">
            <text:p>CAP 6.8n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GRM18F51H223ZA01D</text:p>
          </table:table-cell>
          <table:table-cell office:value-type="string" calcext:value-type="string">
            <text:p>CAP 22n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2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81-GRM155R71C104KA88</text:p>
          </table:table-cell>
          <table:table-cell office:value-type="string" calcext:value-type="string">
            <text:p>CAP 100n, 16V, 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01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859-LTST-C191KGKT</text:p>
          </table:table-cell>
          <table:table-cell office:value-type="string" calcext:value-type="string">
            <text:p>LED Green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859-LTST-C191KRKT</text:p>
          </table:table-cell>
          <table:table-cell office:value-type="string" calcext:value-type="string">
            <text:p>LED Red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720-LBQ39GN1P1351</text:p>
          </table:table-cell>
          <table:table-cell office:value-type="string" calcext:value-type="string">
            <text:p>LED Blue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4R70F</text:p>
          </table:table-cell>
          <table:table-cell office:value-type="string" calcext:value-type="string">
            <text:p>R 4.7ohm, 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8,R29,R34,R35,R42,R43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000F</text:p>
          </table:table-cell>
          <table:table-cell office:value-type="string" calcext:value-type="string">
            <text:p>R 100ohm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7,R38,R48-R51,R40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2201F</text:p>
          </table:table-cell>
          <table:table-cell office:value-type="string" calcext:value-type="string">
            <text:p>R 2.2k, 06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4,R5,R11,R12,R13,R22,R24,R27,R33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3301F</text:p>
          </table:table-cell>
          <table:table-cell office:value-type="string" calcext:value-type="string">
            <text:p>R 3.3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002F</text:p>
          </table:table-cell>
          <table:table-cell office:value-type="string" calcext:value-type="string">
            <text:p>R 10k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,R7,R8,R9,R10,R20,R40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502F</text:p>
          </table:table-cell>
          <table:table-cell office:value-type="string" calcext:value-type="string">
            <text:p>R 15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802F</text:p>
          </table:table-cell>
          <table:table-cell office:value-type="string" calcext:value-type="string">
            <text:p>R 18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71-CRCW0603J-33K</text:p>
          </table:table-cell>
          <table:table-cell office:value-type="string" calcext:value-type="string">
            <text:p>R 33k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,R23,R26,R30,R32,R36,R46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2203F</text:p>
          </table:table-cell>
          <table:table-cell office:value-type="string" calcext:value-type="string">
            <text:p>R 220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3303F</text:p>
          </table:table-cell>
          <table:table-cell office:value-type="string" calcext:value-type="string">
            <text:p>R 330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004F</text:p>
          </table:table-cell>
          <table:table-cell office:value-type="string" calcext:value-type="string">
            <text:p>R 1M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22R0F </text:p>
          </table:table-cell>
          <table:table-cell office:value-type="string" calcext:value-type="string">
            <text:p>R 22R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3, R104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16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6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PIN,1PIN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K1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5,P5,P6,P7,P9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G***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11P0" style:volatile="true">
      <number:text>kr </number:text>
      <number:number number:decimal-places="0" number:min-integer-digits="1" number:grouping="true"/>
      <number:text> </number:text>
    </number:number-style>
    <number:number-style style:name="N111P1" style:volatile="true">
      <number:text>kr (</number:text>
      <number:number number:decimal-places="0" number:min-integer-digits="1" number:grouping="true"/>
      <number:text>)</number:text>
    </number:number-style>
    <number:number-style style:name="N111P2" style:volatile="true">
      <number:text>kr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kr </number:text>
      <number:number number:decimal-places="2" number:min-integer-digits="1" number:grouping="true"/>
      <number:text> </number:text>
    </number:number-style>
    <number:number-style style:name="N118P1" style:volatile="true">
      <number:text>kr (</number:text>
      <number:number number:decimal-places="2" number:min-integer-digits="1" number:grouping="true"/>
      <number:text>)</number:text>
    </number:number-style>
    <number:number-style style:name="N118P2" style:volatile="true">
      <number:text>kr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00-00-00</text:date>, <text:time style:data-style-name="N2" text:time-value="00:51:47.220757249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Tabell1" style:display-name="PageStyle_Tabel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8T00:53:22.843030617</dc:date>
    <meta:editing-duration>P0D</meta:editing-duration>
    <meta:editing-cycles>2</meta:editing-cycles>
    <meta:generator>LibreOffice/4.2.7.2$Linux_X86_64 LibreOffice_project/420m0$Build-2</meta:generator>
    <meta:document-statistic meta:table-count="1" meta:cell-count="215" meta:object-count="0"/>
  </office:meta>
</office:document-meta>
</file>